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Text_20_body" style:list-style-name=""/>
    <style:style style:name="P23" style:family="paragraph" style:parent-style-name="Text_20_body" style:list-style-name="">
      <style:text-properties style:text-underline-style="solid" style:text-underline-width="auto" style:text-underline-color="font-color"/>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26" text:outline-level="4"><text:soft-page-break/>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405186119"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4"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34928458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4"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text:soft-page-break/>je také otázka archivace sklizených dat“ řešitelé potřebují pro dlouhodobou archivaci a práci s daty zvolit vhodný formát uchovávání metadat stažených souborů. Pro tyto účely 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436395366"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text:soft-page-break/>Zpráva pro tento rok je také samozřejmě dostupná na webových stránkách<text:note text:id="ftn0"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9"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0"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text:soft-page-break/>Rok 2006</text:h>
      <text:p text:style-name="Text_20_body">Řešitelé projektu řešili současně i projekt CULTURE 2000<text:note text:id="ftn11"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78251425"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2"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3"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text:span></text:span><text:soft-page-break/><text:span text:style-name="Strong_20_Emphasis"><text:span text:style-name="T6">a archivace českého webu mimo národní doménu</text:span></text:span><text:span text:style-name="Strong_20_Emphasis"><text:note text:id="ftn14"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15"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6"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7"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text:soft-page-break/>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8"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19"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text:soft-page-break/>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0"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text:soft-page-break/>Creative Commons je, že autor nemusí podepisovat smlouvu s každým uživatelem jeho díla. Prostě označí zdroj značkou Creative Commons a uživatel v okamžiku kdy použije 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972317120"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text:soft-page-break/>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text:soft-page-break/>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4"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text:soft-page-break/>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text:soft-page-break/>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text:soft-page-break/>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4"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text:soft-page-break/>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95403325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11731665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E.</text:p>
      <text:h text:style-name="Heading_20_4" text:outline-level="4">Výhody arc</text:h>
      <text:list xml:id="list1932930548"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815974755" text:continue-numbering="true" text:style-name="List_20_1">
        <text:list-item>
          <text:p text:style-name="List_20_1">Neumožňuje na rozdíl od warc zabránit duplicitnímu ukládání <text:soft-page-break/><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F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4"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1497602568"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932385199"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metadat.</text:p>
        </text:list-item>
        <text:list-item>
          <text:p text:style-name="P27">Prozatím nejsou implementovány nutné nástroje na práci s warc <text:soft-page-break/><text:tab/>soubory. Před jejich zavedením v projektu WebArchiv bude potřeba <text:tab/>tyto nástroje implementovat.</text:p>
        </text:list-item>
        <text:list-item>
          <text:p text:style-name="P27">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1"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87" text:note-class="footnote"><text:note-citation>87</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1427673773"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03071896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506095679"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4"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3" text:outline-level="1">Mám ARC 1s</text:h>
      <text:h text:style-name="P23" text:outline-level="1">CDX index arcu 1s</text:h>
      <text:h text:style-name="P23" text:outline-level="1">Každým nástrojem jsem udělal warc a zkoušel warcdumpy.:</text:h>
      <text:h text:style-name="P23" text:outline-level="1"><text:tab/><text:tab/>Warctools 3s – neumi dump arcsouboru</text:h>
      <text:h text:style-name="P23" text:outline-level="1"><text:tab/><text:tab/>Hanzo 4s</text:h>
      <text:h text:style-name="P23" text:outline-level="1"><text:tab/><text:tab/>KPK09 4s</text:h>
      <text:h text:style-name="P19" text:outline-level="1">Závěr</text:h>
      <text:h text:style-name="P19"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h text:style-name="Heading_20_2" text:outline-level="2">C. Arc url record verze 2</text:h>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p text:style-name="textove_20_prilohy_20_komentar">url == ascii URL string (e.g., "http://www.alexa.com:80/")</text:p>
      <text:p text:style-name="textove_20_prilohy_20_komentar"><text:soft-page-break/>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Výstup z programu JHOVE pro arc soubor</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F.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p text:style-name="textové_20_přílohy">127.0.0.1/amk_new/fotogalerie/10_4_05/11.jpg 20110905103439 http://127.0.0.1/amk_new/fotogalerie/10_4_05/11.jpg image/jpeg 200 D2SOQIEPZV27FO6ED5JTZ4BYPVJA37TJ - - 56216828 IAH-20110905093545-00000-kovar-laptop-8090.arc.gz</text:p>
      <text:p text:style-name="textové_20_přílohy">127.0.0.1/amk_new/fotogalerie/10_4_05/12.jpg 20110905103441 http://127.0.0.1/amk_new/fotogalerie/10_4_05/12.jpg image/jpeg 200 7M7B2YFSMDIRC76Z7U5JCPVUUGPX5JGG - - 56347655 IAH-20110905093545-00000-kovar-laptop-8090.arc.gz</text:p>
      <text:p text:style-name="textové_20_přílohy">127.0.0.1/amk_new/fotogalerie/10_4_05/13.jpg 20110905103443 http://127.0.0.1/amk_new/fotogalerie/10_4_05/13.jpg image/jpeg 200 N3UZWPOIC5CN3ZNZFPBMJDLDO2NSOHMN - - 56479676 IAH-20110905093545-00000-kovar-laptop-8090.arc.gz</text:p>
      <text:p text:style-name="textové_20_přílohy">127.0.0.1/amk_new/fotogalerie/10_4_05/14.jpg 20110905103445 http://127.0.0.1/amk_new/fotogalerie/10_4_05/14.jpg image/jpeg 200 YACY6LEYQP42V6UMHMO5AHA4MOTUNS3P - - 56618299 IAH-20110905093545-00000-kovar-laptop-8090.arc.g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top="0mm" fo:margin-bottom="0mm" fo:line-height="100%"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4:46:43</dc:date>
    <dc:creator>Martin Prokop</dc:creator>
    <meta:editing-duration>P3DT9H10M50S</meta:editing-duration>
    <meta:editing-cycles>1476</meta:editing-cycles>
    <meta:document-statistic meta:table-count="1" meta:image-count="0" meta:object-count="0" meta:page-count="51" meta:paragraph-count="549" meta:word-count="8285" meta:character-count="60457" meta:non-whitespace-character-count="52731"/>
  </office:meta>
</office:document-meta>
</file>